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ae76" officeooo:paragraph-rsid="001dae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dme:</text:p>
      <text:p text:style-name="P1"/>
      <text:p text:style-name="P1">To execute the files, directly open the terminal in specified folder and execute python file.py&gt;</text:p>
      <text:p text:style-name="P1"/>
      <text:p text:style-name="P1">Then give input of the hexcodes in a single line with space seperated and then press enter. The code will prints the instruction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1T06:48:23.607108520</meta:creation-date>
    <dc:date>2022-12-01T06:51:04.916564607</dc:date>
    <meta:editing-duration>PT2M45S</meta:editing-duration>
    <meta:editing-cycles>1</meta:editing-cycles>
    <meta:document-statistic meta:table-count="0" meta:image-count="0" meta:object-count="0" meta:page-count="1" meta:paragraph-count="3" meta:word-count="39" meta:character-count="233" meta:non-whitespace-character-count="197"/>
    <meta:generator>LibreOffice/6.4.7.2$Linux_X86_64 LibreOffice_project/40$Build-2</meta:generator>
  </office:meta>
</office:document-meta>
</file>